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875in" table:align="left"/>
    </style:style>
    <style:style style:name="Table1.A" style:family="table-column">
      <style:table-column-properties style:column-width="1.5in"/>
    </style:style>
    <style:style style:name="Table1.B" style:family="table-column">
      <style:table-column-properties style:column-width="2.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e7c36" officeooo:paragraph-rsid="000e7c36"/>
    </style:style>
    <style:style style:name="P2" style:family="paragraph" style:parent-style-name="Standard">
      <style:paragraph-properties fo:text-align="end" style:justify-single-word="false"/>
      <style:text-properties officeooo:rsid="0010771e" officeooo:paragraph-rsid="0010771e"/>
    </style:style>
    <style:style style:name="P3" style:family="paragraph" style:parent-style-name="Standard">
      <style:paragraph-properties fo:text-align="center" style:justify-single-word="false"/>
      <style:text-properties fo:font-weight="bold" officeooo:rsid="0010771e" officeooo:paragraph-rsid="0010771e" style:font-weight-asian="bold" style:font-weight-complex="bold"/>
    </style:style>
    <style:style style:name="P4" style:family="paragraph" style:parent-style-name="Standard">
      <style:paragraph-properties fo:text-align="center" style:justify-single-word="false"/>
      <style:text-properties fo:font-weight="normal" officeooo:rsid="0010771e" officeooo:paragraph-rsid="0010771e" style:font-weight-asian="normal" style:font-weight-complex="normal"/>
    </style:style>
    <style:style style:name="P5" style:family="paragraph" style:parent-style-name="Standard">
      <style:paragraph-properties fo:text-align="start" style:justify-single-word="false"/>
      <style:text-properties fo:font-weight="normal" officeooo:rsid="0010771e" officeooo:paragraph-rsid="0017912a" style:font-weight-asian="normal" style:font-weight-complex="normal"/>
    </style:style>
    <style:style style:name="P6" style:family="paragraph" style:parent-style-name="Standard">
      <style:paragraph-properties fo:text-align="start" style:justify-single-word="false"/>
      <style:text-properties fo:font-weight="normal" officeooo:rsid="0010771e" officeooo:paragraph-rsid="001aaa26" style:font-weight-asian="normal" style:font-weight-complex="normal"/>
    </style:style>
    <style:style style:name="P7" style:family="paragraph" style:parent-style-name="Standard">
      <style:paragraph-properties fo:text-align="start" style:justify-single-word="false"/>
      <style:text-properties fo:font-weight="normal" officeooo:rsid="0010771e" officeooo:paragraph-rsid="002420a6" style:font-weight-asian="normal" style:font-weight-complex="normal"/>
    </style:style>
    <style:style style:name="P8" style:family="paragraph" style:parent-style-name="Standard">
      <style:paragraph-properties fo:text-align="start" style:justify-single-word="false"/>
      <style:text-properties fo:font-weight="normal" officeooo:rsid="0012caf0" officeooo:paragraph-rsid="0017912a" style:font-weight-asian="normal" style:font-weight-complex="normal"/>
    </style:style>
    <style:style style:name="P9" style:family="paragraph" style:parent-style-name="Standard">
      <style:paragraph-properties fo:text-align="start" style:justify-single-word="false"/>
      <style:text-properties fo:font-weight="normal" officeooo:rsid="0010771e" officeooo:paragraph-rsid="002b0922" style:font-weight-asian="normal" style:font-weight-complex="normal"/>
    </style:style>
    <style:style style:name="P10" style:family="paragraph" style:parent-style-name="Standard">
      <style:paragraph-properties fo:text-align="center" style:justify-single-word="false"/>
      <style:text-properties fo:font-weight="normal" officeooo:rsid="0010771e" officeooo:paragraph-rsid="0010771e" style:font-weight-asian="normal" style:font-weight-complex="normal"/>
    </style:style>
    <style:style style:name="P11" style:family="paragraph" style:parent-style-name="Standard">
      <style:paragraph-properties fo:text-align="start" style:justify-single-word="false"/>
      <style:text-properties fo:font-weight="normal" officeooo:rsid="002e4194" officeooo:paragraph-rsid="002e4194" style:font-weight-asian="normal" style:font-weight-complex="normal"/>
    </style:style>
    <style:style style:name="P12" style:family="paragraph" style:parent-style-name="Standard">
      <style:paragraph-properties fo:text-align="center" style:justify-single-word="false"/>
      <style:text-properties fo:font-weight="normal" officeooo:rsid="002fef9a" officeooo:paragraph-rsid="002fef9a" style:font-weight-asian="normal" style:font-weight-complex="normal"/>
    </style:style>
    <style:style style:name="P13" style:family="paragraph" style:parent-style-name="Standard">
      <style:paragraph-properties fo:text-align="start" style:justify-single-word="false"/>
      <style:text-properties fo:font-weight="normal" officeooo:rsid="0032b668" officeooo:paragraph-rsid="00361be1" style:font-weight-asian="normal" style:font-weight-complex="normal"/>
    </style:style>
    <style:style style:name="P14" style:family="paragraph" style:parent-style-name="Standard">
      <style:paragraph-properties fo:text-align="start" style:justify-single-word="false"/>
      <style:text-properties fo:font-weight="normal" officeooo:rsid="0032b668" officeooo:paragraph-rsid="00377439" style:font-weight-asian="normal" style:font-weight-complex="normal"/>
    </style:style>
    <style:style style:name="P15" style:family="paragraph" style:parent-style-name="Standard">
      <style:paragraph-properties fo:text-align="start" style:justify-single-word="false"/>
      <style:text-properties fo:font-weight="normal" officeooo:rsid="00377439" officeooo:paragraph-rsid="0038bbce" style:font-weight-asian="normal" style:font-weight-complex="normal"/>
    </style:style>
    <style:style style:name="P16" style:family="paragraph" style:parent-style-name="Standard">
      <style:paragraph-properties fo:text-align="center" style:justify-single-word="false"/>
      <style:text-properties fo:font-weight="normal" officeooo:rsid="0038bbce" officeooo:paragraph-rsid="0038bbce" style:font-weight-asian="normal" style:font-weight-complex="normal"/>
    </style:style>
    <style:style style:name="P17" style:family="paragraph" style:parent-style-name="Standard" style:list-style-name="L2">
      <style:paragraph-properties fo:text-align="start" style:justify-single-word="false"/>
      <style:text-properties officeooo:paragraph-rsid="00361be1"/>
    </style:style>
    <style:style style:name="P18" style:family="paragraph" style:parent-style-name="Standard" style:list-style-name="L2">
      <style:paragraph-properties fo:text-align="start" style:justify-single-word="false"/>
      <style:text-properties officeooo:rsid="002ff045" officeooo:paragraph-rsid="002ff045"/>
    </style:style>
    <style:style style:name="P19" style:family="paragraph" style:parent-style-name="Standard" style:list-style-name="L2">
      <style:paragraph-properties fo:text-align="start" style:justify-single-word="false"/>
      <style:text-properties officeooo:rsid="002ff045" officeooo:paragraph-rsid="0034ac08"/>
    </style:style>
    <style:style style:name="P20" style:family="paragraph" style:parent-style-name="Standard" style:list-style-name="L2">
      <style:paragraph-properties fo:text-align="start" style:justify-single-word="false"/>
      <style:text-properties officeooo:rsid="002ff045" officeooo:paragraph-rsid="00361be1"/>
    </style:style>
    <style:style style:name="P21" style:family="paragraph" style:parent-style-name="Standard" style:list-style-name="L2">
      <style:paragraph-properties fo:text-align="start" style:justify-single-word="false"/>
      <style:text-properties officeooo:rsid="00377439" officeooo:paragraph-rsid="00377439"/>
    </style:style>
    <style:style style:name="P22" style:family="paragraph" style:parent-style-name="Table_20_Contents">
      <style:paragraph-properties fo:text-align="center" style:justify-single-word="false"/>
      <style:text-properties officeooo:rsid="0038bbce" officeooo:paragraph-rsid="0038bbce"/>
    </style:style>
    <style:style style:name="T1" style:family="text">
      <style:text-properties officeooo:rsid="0012caf0"/>
    </style:style>
    <style:style style:name="T2" style:family="text">
      <style:text-properties officeooo:rsid="0017912a"/>
    </style:style>
    <style:style style:name="T3" style:family="text">
      <style:text-properties officeooo:rsid="001d6231"/>
    </style:style>
    <style:style style:name="T4" style:family="text">
      <style:text-properties officeooo:rsid="001fb2b7"/>
    </style:style>
    <style:style style:name="T5" style:family="text">
      <style:text-properties officeooo:rsid="0027dbc4"/>
    </style:style>
    <style:style style:name="T6" style:family="text">
      <style:text-properties fo:font-weight="normal" style:font-weight-asian="normal" style:font-weight-complex="normal"/>
    </style:style>
    <style:style style:name="T7" style:family="text">
      <style:text-properties fo:font-weight="normal" officeooo:rsid="0012caf0" style:font-weight-asian="normal" style:font-weight-complex="normal"/>
    </style:style>
    <style:style style:name="T8" style:family="text">
      <style:text-properties fo:font-weight="normal" officeooo:rsid="0030cc00" style:font-weight-asian="normal" style:font-weight-complex="normal"/>
    </style:style>
    <style:style style:name="T9" style:family="text">
      <style:text-properties fo:font-weight="normal" officeooo:rsid="003105c6" style:font-weight-asian="normal" style:font-weight-complex="normal"/>
    </style:style>
    <style:style style:name="T10" style:family="text">
      <style:text-properties fo:font-weight="normal" officeooo:rsid="0032b668" style:font-weight-asian="normal" style:font-weight-complex="normal"/>
    </style:style>
    <style:style style:name="T11" style:family="text">
      <style:text-properties fo:font-weight="normal" officeooo:rsid="0034ac08" style:font-weight-asian="normal" style:font-weight-complex="normal"/>
    </style:style>
    <style:style style:name="T12" style:family="text">
      <style:text-properties fo:font-weight="normal" officeooo:rsid="00361be1" style:font-weight-asian="normal" style:font-weight-complex="normal"/>
    </style:style>
    <style:style style:name="T13" style:family="text">
      <style:text-properties officeooo:rsid="0030cc00"/>
    </style:style>
    <style:style style:name="T14" style:family="text">
      <style:text-properties officeooo:rsid="003105c6"/>
    </style:style>
    <style:style style:name="T15" style:family="text">
      <style:text-properties officeooo:rsid="0034ac08"/>
    </style:style>
    <style:style style:name="T16" style:family="text">
      <style:text-properties officeooo:rsid="00377439"/>
    </style:style>
    <style:style style:name="T17" style:family="text">
      <style:text-properties officeooo:rsid="0038bbce"/>
    </style:style>
    <style:style style:name="T18" style:family="text">
      <style:text-properties officeooo:rsid="0039bc6f"/>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Rizzo</text:p>
      <text:p text:style-name="P2">12/10/2014</text:p>
      <text:p text:style-name="P2">Continuous Methods</text:p>
      <text:p text:style-name="P2"/>
      <text:p text:style-name="P3">Solving the 2d Poisson equation using 2d Bilinear Finite Elements</text:p>
      <text:p text:style-name="P3"/>
      <text:p text:style-name="P4">Goal </text:p>
      <text:p text:style-name="P4"/>
      <text:p text:style-name="P4">The Goal of my final Project is to solve the 2d Poisson equation <draw:frame draw:style-name="fr1" draw:name="Object1" text:anchor-type="as-char" svg:y="-0.152in" svg:width="1.3571in" svg:height="0.2126in" draw:z-index="0"><draw:object xlink:href="./Object 1" xlink:type="simple" xlink:show="embed" xlink:actuate="onLoad"/><draw:image xlink:href="./ObjectReplacements/Object 1" xlink:type="simple" xlink:show="embed" xlink:actuate="onLoad"/></draw:frame> using 2d Bilinear Finite Elements.</text:p>
      <text:p text:style-name="P4"/>
      <text:p text:style-name="P4">Implementation</text:p>
      <text:p text:style-name="P4"/>
      <text:p text:style-name="P12">Bilinear Elements</text:p>
      <text:p text:style-name="P12"/>
      <text:list xml:id="list499722137004539234" text:style-name="L2">
        <text:list-header>
          <text:p text:style-name="P19"><text:span text:style-name="T7">T</text:span><text:span text:style-name="T6">here are a few differences between Bilinear elements for 2d fem and linear elements for 1d fem. One of the differences is you will have 4 local to global node per element in 2d for bilinear elements vs 2 local to global nodes in 1d for linear elements. Another difference is the quadrature point for bilinears will have both x and y values vs just having an x value for the quadrature point.The derivative basis calculation also changes.</text:span><text:span text:style-name="T8">In 1d we had just the x component;In 2d we now have an x and a y component,to do the derivative basis calculation we now have to introduce the concept of partial derivatives.The basis derivative caculation will now involve</text:span><text:span text:style-name="T8"><draw:frame draw:style-name="fr2" draw:name="Object3" text:anchor-type="as-char" svg:y="-0.1181in" svg:width="0.2752in" svg:height="0.1839in" draw:z-index="1"><draw:object xlink:href="./Object 3" xlink:type="simple" xlink:show="embed" xlink:actuate="onLoad"/><draw:image xlink:href="./ObjectReplacements/Object 3" xlink:type="simple" xlink:show="embed" xlink:actuate="onLoad"/></draw:frame></text:span><text:span text:style-name="T8"> and </text:span><text:span text:style-name="T8"><draw:frame draw:style-name="fr2" draw:name="Object2" text:anchor-type="as-char" svg:y="-0.1181in" svg:width="0.2811in" svg:height="0.1839in" draw:z-index="2"><draw:object xlink:href="./Object 2" xlink:type="simple" xlink:show="embed" xlink:actuate="onLoad"/><draw:image xlink:href="./ObjectReplacements/Object 2" xlink:type="simple" xlink:show="embed" xlink:actuate="onLoad"/></draw:frame></text:span><text:span text:style-name="T8">.</text:span><text:span text:style-name="T11"><draw:frame draw:style-name="fr2" draw:name="Object6" text:anchor-type="as-char" svg:y="-0.1756in" svg:width="5.7728in" svg:height="0.2425in" draw:z-index="3"><draw:object xlink:href="./Object 6" xlink:type="simple" xlink:show="embed" xlink:actuate="onLoad"/><draw:image xlink:href="./ObjectReplacements/Object 6" xlink:type="simple" xlink:show="embed" xlink:actuate="onLoad"/></draw:frame></text:span><text:span text:style-name="T11"> and </text:span><text:span text:style-name="T11"><draw:frame draw:style-name="fr2" draw:name="Object7" text:anchor-type="as-char" svg:y="-0.1756in" svg:width="5.7799in" svg:height="0.2425in" draw:z-index="4"><draw:object xlink:href="./Object 7" xlink:type="simple" xlink:show="embed" xlink:actuate="onLoad"/><draw:image xlink:href="./ObjectReplacements/Object 7" xlink:type="simple" xlink:show="embed" xlink:actuate="onLoad"/></draw:frame></text:span><text:span text:style-name="T11">.</text:span></text:p>
          <text:p text:style-name="P17"><text:span text:style-name="T9">We also have to introduce the concept of the gradient. The gradient is a vector of partial derivatives.This means the derivative basis calculation will be </text:span><text:span text:style-name="T9"><draw:frame draw:style-name="fr2" draw:name="Object4" text:anchor-type="as-char" svg:y="-0.1417in" svg:width="1.152in" svg:height="0.2083in" draw:z-index="5"><draw:object xlink:href="./Object 4" xlink:type="simple" xlink:show="embed" xlink:actuate="onLoad"/><draw:image xlink:href="./ObjectReplacements/Object 4" xlink:type="simple" xlink:show="embed" xlink:actuate="onLoad"/></draw:frame></text:span><text:span text:style-name="T9">. </text:span><text:span text:style-name="T10">This means each entry in the stiffness matrix will be </text:span><text:span text:style-name="T10"><draw:frame draw:style-name="fr2" draw:name="Object5" text:anchor-type="as-char" svg:y="-0.1181in" svg:width="2.0634in" svg:height="0.1839in" draw:z-index="6"><draw:object xlink:href="./Object 5" xlink:type="simple" xlink:show="embed" xlink:actuate="onLoad"/><draw:image xlink:href="./ObjectReplacements/Object 5" xlink:type="simple" xlink:show="embed" xlink:actuate="onLoad"/></draw:frame></text:span><text:span text:style-name="T10">. </text:span><text:span text:style-name="T11">Also the way the entries in the mass matrix are calculated change. In the 1d fem case, we just </text:span><text:span text:style-name="T12">iterated</text:span><text:span text:style-name="T11"> over the test and the trial nodes in x, </text:span><text:span text:style-name="T12">in the 2d case we have to iterate over the test and the trial nodes for x and y.Each entry in the mass matrix will be calculated by </text:span><text:span text:style-name="T12"><draw:frame draw:style-name="fr2" draw:name="Object8" text:anchor-type="as-char" svg:y="-0.1547in" svg:width="4.4346in" svg:height="0.1602in" draw:z-index="7"><draw:object xlink:href="./Object 8" xlink:type="simple" xlink:show="embed" xlink:actuate="onLoad"/><draw:image xlink:href="./ObjectReplacements/Object 8" xlink:type="simple" xlink:show="embed" xlink:actuate="onLoad"/></draw:frame></text:span><text:span text:style-name="T12">+</text:span><text:span text:style-name="T12"><draw:frame draw:style-name="fr2" draw:name="Object9" text:anchor-type="as-char" svg:y="-0.1547in" svg:width="5.5835in" svg:height="0.202in" draw:z-index="8"><draw:object xlink:href="./Object 9" xlink:type="simple" xlink:show="embed" xlink:actuate="onLoad"/><draw:image xlink:href="./ObjectReplacements/Object 9" xlink:type="simple" xlink:show="embed" xlink:actuate="onLoad"/></draw:frame></text:span><text:span text:style-name="T12">.</text:span></text:p>
          <text:p text:style-name="P21"><text:span text:style-name="T12"/></text:p>
          <text:p text:style-name="P20"><text:span text:style-name="T12">.</text:span></text:p>
          <text:p text:style-name="P18"/>
        </text:list-header>
      </text:list>
      <text:p text:style-name="P12"/>
      <text:p text:style-name="P12"/>
      <text:p text:style-name="P5"><text:tab/>The implementation of my project was done using bilinear 2d Finite Elements<text:span text:style-name="T1">. Most of the geometry routine had to be completely rewritten. The only function that stayed mostly the same was the basis value calculator and the derivative basis value calculator. The x_array and x_point were changed to array and point . This is done so we can calculate the basis function value and the derivative basis function value for x and y and not have to create seperate basis value calculator functions and derivative value basis function <text:s/>for <text:s/>x <text:s/>and y . </text:span></text:p>
      <text:p text:style-name="P8"><text:soft-page-break/><text:tab/></text:p>
      <text:p text:style-name="P8"><text:tab/>The next function that had to be changed was the x array and y array creator. This function has the inputs for the initial x value, final x value, number of nodes in the x array,initial y value,final y value,and the number of nodes in the y array. To calculate the x array and the y array I used the linspace function in the numpy library. This function will return the x array and the y array.</text:p>
      <text:p text:style-name="P5"/>
      <text:p text:style-name="P6"><text:tab/><text:span text:style-name="T2">The next function that had to be changed was the function that calculated the number of unknown in the x array and the y array. The way I did this was I inputted the x array,y array,top boundary condition, bottom boundary condition, left boundary condition, and the right boundary condition. I initialized the number of unknowns for the x array using the length of the x array and the number of unknowns for the y array is the length of the y array. The next step was to determine if each of the top,bottom,left,or right boundary conditions. The next step is to subtract 1 from the number of unknowns in the x array if the left or right boundary condition is a Dirichlet boundary condition. The next step is to subtract 1 from the number of unknowns in the y array if the top or bottom boundary condition is a Dirichlet boundary condition.</text:span></text:p>
      <text:p text:style-name="P6"/>
      <text:p text:style-name="P6"><text:tab/><text:span text:style-name="T3">The next function that had to be changed was the function that calculated the number of elements in the x and y array. The inputs into this function are the x array and the y array. This function will calculate the number of elements of x and y by taking the length of the x or y array and subtracting one.</text:span></text:p>
      <text:p text:style-name="P6"/>
      <text:p text:style-name="P7"><text:tab/><text:span text:style-name="T4">The next function that had to be changed was the unknown node array status creator. This function will generate the status for each node in the array. The way I did this was I inputted the top boundary condition,bottom boundary condition,left boundary condition,right boundary condition, and the number of nodes in the x and the y array. Then I looped through the x and the y nodes. If the y node is on the left boundary condition or the right boundary condition and the boundary condition is a Dirichlet boundary, we set that x node coordinate value and y node coordinate value in the matrix to -1. Also if the x node is on the top <text:s/>boundary condition or the bottom boundary condition and the boundary condition is a Dirichlet boundary, we set that x node coordinate value and y node coordinate value in the matrix to -1. Otherwise we set the x node coordinate and y node coordinate value in the matrix to the value of the node. <text:s/>The final step was to reshape the matrix into a list.</text:span></text:p>
      <text:p text:style-name="P6"/>
      <text:p text:style-name="P6"/>
      <text:p text:style-name="P9"><text:tab/><text:span text:style-name="T5">The next function I had to change was the local to global node array creator.This converts all of the global nodes in my domain to the local nodes for each element. Since I am using bilinear elements , each element has 4 local nodes. The way I did this is I inputted the number of elements in x , the number of elements in y, and the number of nodes per element. Then I looped through the elements in x and the elements in y. The way I set my code up is to have the initial node per element be the node in the bottom left corner of the element. That node would be the first local node position in the element row <text:s/>in the local to global node array. The second node position in the element row of the local to global node array would be the initial node +1.The third </text:span><text:soft-page-break/><text:span text:style-name="T5">node position in the element row of the local to global node array would be the initial node +number of elements in x+1.The fourth node position in the element row of the local to global node array would be the initial node +number of elements in x+2.After each element I increased the element by 1 and the <text:s/>initial node value was set to element +(element/4).</text:span></text:p>
      <text:p text:style-name="P9"/>
      <text:p text:style-name="P11">The one new function I had to create was a function that had x index and y index mapping for all of the nodes. This had to be done so we could still iterate through all of the nodes and stay in the bounds of the x array and the y array and to keep the structure of the assembly routine the same.</text:p>
      <text:p text:style-name="P11">The way I did the x_array and y_array point mapping was I iterated through the length of the y array , then I iterated through the length of x array.Inside this double for loop I appended the y point to y point list, and I appended the x point to the x point list.</text:p>
      <text:p text:style-name="P11"/>
      <text:p text:style-name="P13"><text:span text:style-name="T16">The things i</text:span> had to change in the assembly routine <text:span text:style-name="T16">were</text:span> the way the mass <text:span text:style-name="T16">stiffness,and right hand side </text:span>matrices were calculated,<text:span text:style-name="T16">and the mass,stiffness,right hand side matrix indexing</text:span>.<text:span text:style-name="T13">In 1d we had just the x component;In 2d we now have an x and a y component,to do the derivative basis calculation we now have to introduce the concept of partial derivatives.The basis derivative caculation will now involve</text:span><text:span text:style-name="T13"><draw:frame draw:style-name="fr2" draw:name="Object10" text:anchor-type="as-char" svg:y="-0.1181in" svg:width="0.2752in" svg:height="0.1839in" draw:z-index="9"><draw:object xlink:href="./Object 10" xlink:type="simple" xlink:show="embed" xlink:actuate="onLoad"/><draw:image xlink:href="./ObjectReplacements/Object 10" xlink:type="simple" xlink:show="embed" xlink:actuate="onLoad"/><svg:desc>formula</svg:desc></draw:frame></text:span><text:span text:style-name="T13"> and </text:span><text:span text:style-name="T13"><draw:frame draw:style-name="fr2" draw:name="Object11" text:anchor-type="as-char" svg:y="-0.1181in" svg:width="0.2811in" svg:height="0.1839in" draw:z-index="10"><draw:object xlink:href="./Object 11" xlink:type="simple" xlink:show="embed" xlink:actuate="onLoad"/><draw:image xlink:href="./ObjectReplacements/Object 11" xlink:type="simple" xlink:show="embed" xlink:actuate="onLoad"/><svg:desc>formula</svg:desc></draw:frame></text:span><text:span text:style-name="T13">.</text:span><text:span text:style-name="T13"><draw:frame draw:style-name="fr2" draw:name="Object12" text:anchor-type="as-char" svg:y="-0.1764in" svg:width="6.6161in" svg:height="0.2425in" draw:z-index="11"><draw:object xlink:href="./Object 12" xlink:type="simple" xlink:show="embed" xlink:actuate="onLoad"/><draw:image xlink:href="./ObjectReplacements/Object 12" xlink:type="simple" xlink:show="embed" xlink:actuate="onLoad"/><svg:desc>formula</svg:desc></draw:frame></text:span><text:span text:style-name="T13"> and </text:span><text:span text:style-name="T13"><draw:frame draw:style-name="fr2" draw:name="Object13" text:anchor-type="as-char" svg:y="-0.1756in" svg:width="5.7799in" svg:height="0.2425in" draw:z-index="12"><draw:object xlink:href="./Object 13" xlink:type="simple" xlink:show="embed" xlink:actuate="onLoad"/><draw:image xlink:href="./ObjectReplacements/Object 13" xlink:type="simple" xlink:show="embed" xlink:actuate="onLoad"/><svg:desc>formula</svg:desc></draw:frame></text:span><text:span text:style-name="T13">.</text:span></text:p>
      <text:p text:style-name="P14"><text:span text:style-name="T14">We also have to introduce the concept of the gradient. The gradient is a vector of partial derivatives.This means the derivative basis calculation will be </text:span><text:span text:style-name="T14"><draw:frame draw:style-name="fr2" draw:name="Object14" text:anchor-type="as-char" svg:y="-0.1417in" svg:width="1.152in" svg:height="0.2083in" draw:z-index="13"><draw:object xlink:href="./Object 14" xlink:type="simple" xlink:show="embed" xlink:actuate="onLoad"/><draw:image xlink:href="./ObjectReplacements/Object 14" xlink:type="simple" xlink:show="embed" xlink:actuate="onLoad"/><svg:desc>formula</svg:desc></draw:frame></text:span><text:span text:style-name="T14">. </text:span>This means each entry in the stiffness matrix will be <draw:frame draw:style-name="fr2" draw:name="Object15" text:anchor-type="as-char" svg:y="-0.1181in" svg:width="2.0634in" svg:height="0.1839in" draw:z-index="14"><draw:object xlink:href="./Object 15" xlink:type="simple" xlink:show="embed" xlink:actuate="onLoad"/><draw:image xlink:href="./ObjectReplacements/Object 15" xlink:type="simple" xlink:show="embed" xlink:actuate="onLoad"/><svg:desc>formula</svg:desc></draw:frame>. <text:span text:style-name="T15">Also the way the entries in the mass matrix are calculated change. In the 1d fem case, we just iterated over the test and the trial nodes in x, in the 2d case we have to iterate over the test and the trial nodes for x and y.Each entry in the mass matrix will be calculated by </text:span><text:span text:style-name="T15"><draw:frame draw:style-name="fr2" draw:name="Object16" text:anchor-type="as-char" svg:y="-0.1547in" svg:width="5.0984in" svg:height="0.1602in" draw:z-index="15"><draw:object xlink:href="./Object 16" xlink:type="simple" xlink:show="embed" xlink:actuate="onLoad"/><draw:image xlink:href="./ObjectReplacements/Object 16" xlink:type="simple" xlink:show="embed" xlink:actuate="onLoad"/><svg:desc>formula</svg:desc></draw:frame></text:span><text:span text:style-name="T15">+</text:span><text:span text:style-name="T15"><draw:frame draw:style-name="fr2" draw:name="Object17" text:anchor-type="as-char" svg:y="-0.1547in" svg:width="5.5835in" svg:height="0.202in" draw:z-index="16"><draw:object xlink:href="./Object 17" xlink:type="simple" xlink:show="embed" xlink:actuate="onLoad"/><draw:image xlink:href="./ObjectReplacements/Object 17" xlink:type="simple" xlink:show="embed" xlink:actuate="onLoad"/><svg:desc>formula</svg:desc></draw:frame></text:span><text:span text:style-name="T15">. Also the indexing changed from array[test node-1] to array[(y_point_array[int(test_node)]-1)*number_of_unknowns_in_x+(x_point_array[int(test_node)]-1)] for the rhs.</text:span></text:p>
      <text:p text:style-name="P14"/>
      <text:p text:style-name="P14"><text:span text:style-name="T15"><text:s/>The mass and stiffness matrix indexing became array[[(y_point_array[int(test_node)]-1)*number_of_unknowns_in_x+(x_point_array[int(test_node)]-1),(y_point_array[int(trial_node)]-1)*number_of_unknowns_in_x+(x_point_array[int(trial_node)]-1)] .</text:span></text:p>
      <text:p text:style-name="P14"/>
      <text:p text:style-name="P14"><text:span text:style-name="T15"><text:s/>The right hand side calculation became my_functions2.rhs_function(quad_point[0],quad_point[1])*my_function <text:s text:c="3"/>s2.linear_basis_calculator(x_array,quad_point[0],x_point_array[int(test_node)])*my_functions2.linear_basis_calculator(y_array,quad_point[1],y_point_array[int(test_node)])*area_element_array[0] .</text:span></text:p>
      <text:p text:style-name="P14"/>
      <text:p text:style-name="P15">The final <text:span text:style-name="T18">routine</text:span> <text:s/>had to change was the error routine .The first thing I had to change was the inputs. The new inputs became number_of_elements_in_x,number_of_elements_in_y,number_of_unknowns_in_x,x <text:s text:c="3"/><text:soft-page-break/>_array,y_array,x_point_array,y_point_array,local_to_global_node_array,solution,unknown_node <text:s text:c="3"/>_array.The next thing I had to change was the way the quadrature points were calculated.I calculated the quadrature points by first creating two lists that hold the x and y coordinates for the quadrature points needed for the error routine.Then I set up a list comprehension structure to iterate over the x coordinate and y coordinate and put each coordinate into a list.<text:span text:style-name="T17">Now I have a list of x and y coordinate pairs into a list.The next thing I had to change was the way u approximation was calcuated.i had to change the solution indexing for the u approximation from int[test_node-1] to (y_point_array[int(test_node)]-1)*number_o <text:s text:c="3"/>f_unknowns_in_x+(x_point_array[int(test_node)]-1). I also had to change the u approximation calculation to u_approximation+=solution[(y_point_array[int(test_node)]-1)*number_o <text:s text:c="3"/>f_unknowns_in_x+(x_point_array[int(test_node)]-1)]*my_geometry.linear_basis_calculator(x_ar <text:s text:c="3"/>ray,quad_point[0],x_point_array[int(test_node)])*my_geometry.linear_basis_calculator(y_arra <text:s text:c="3"/>y,quad_point[1],y_point_array[int(test_node)]). I also had to change the error calculation to error+=(u_approximation-sin(pi*quad_point[0])*sin(pi*quad_point[1]))**2*((x_arr <text:s text:c="3"/>ay[x_point_array[int(x_b)]]-x_array[x_point_array[int(x_a)]])/2.0)*((y_array[y_point_array[ <text:s text:c="3"/>int(y_b)]]-y_array[y_point_array[int(y_a)]])/2.0).</text:span></text:p>
      <text:p text:style-name="P15"/>
      <text:p text:style-name="P16">Results</text:p>
      <text:p text:style-name="P16"/>
      <text:p text:style-name="P16">Convergence Rate Table</text:p>
      <text:p text:style-name="P16"/>
      <table:table table:name="Table1" table:style-name="Table1">
        <table:table-column table:style-name="Table1.A"/>
        <table:table-column table:style-name="Table1.B"/>
        <table:table-row>
          <table:table-cell table:style-name="Table1.A1" office:value-type="string">
            <text:p text:style-name="P22">Number of x,y nodes</text:p>
          </table:table-cell>
          <table:table-cell table:style-name="Table1.B1" office:value-type="string">
            <text:p text:style-name="P22">Convergence</text:p>
          </table:table-cell>
        </table:table-row>
        <table:table-row>
          <table:table-cell table:style-name="Table1.A2" office:value-type="string">
            <text:p text:style-name="P22">5</text:p>
          </table:table-cell>
          <table:table-cell table:style-name="Table1.B2" office:value-type="string">
            <text:p text:style-name="P22">0</text:p>
          </table:table-cell>
        </table:table-row>
        <table:table-row>
          <table:table-cell table:style-name="Table1.A2" office:value-type="string">
            <text:p text:style-name="P22">10</text:p>
          </table:table-cell>
          <table:table-cell table:style-name="Table1.B2" office:value-type="string">
            <text:p text:style-name="P22">1.421042030921045</text:p>
          </table:table-cell>
        </table:table-row>
        <table:table-row>
          <table:table-cell table:style-name="Table1.A2" office:value-type="string">
            <text:p text:style-name="P22">15</text:p>
          </table:table-cell>
          <table:table-cell table:style-name="Table1.B2" office:value-type="string">
            <text:p text:style-name="P22">-0.843419249985926</text:p>
          </table:table-cell>
        </table:table-row>
        <table:table-row>
          <table:table-cell table:style-name="Table1.A2" office:value-type="string">
            <text:p text:style-name="P22">20</text:p>
          </table:table-cell>
          <table:table-cell table:style-name="Table1.B2" office:value-type="string">
            <text:p text:style-name="P22">-0.2840838452358722</text:p>
          </table:table-cell>
        </table:table-row>
        <table:table-row>
          <table:table-cell table:style-name="Table1.A2" office:value-type="string">
            <text:p text:style-name="P22">25</text:p>
          </table:table-cell>
          <table:table-cell table:style-name="Table1.B2" office:value-type="string">
            <text:p text:style-name="P22">-0.12217143309212737</text:p>
          </table:table-cell>
        </table:table-row>
        <table:table-row>
          <table:table-cell table:style-name="Table1.A2" office:value-type="string">
            <text:p text:style-name="P22">30</text:p>
          </table:table-cell>
          <table:table-cell table:style-name="Table1.B2" office:value-type="string">
            <text:p text:style-name="P22">-0.06164495261295767</text:p>
          </table:table-cell>
        </table:table-row>
        <table:table-row>
          <table:table-cell table:style-name="Table1.A2" office:value-type="string">
            <text:p text:style-name="P22">35</text:p>
          </table:table-cell>
          <table:table-cell table:style-name="Table1.B2" office:value-type="string">
            <text:p text:style-name="P22">-0.03489512309513541</text:p>
          </table:table-cell>
        </table:table-row>
        <table:table-row>
          <table:table-cell table:style-name="Table1.A2" office:value-type="string">
            <text:p text:style-name="P22">40</text:p>
          </table:table-cell>
          <table:table-cell table:style-name="Table1.B2" office:value-type="string">
            <text:p text:style-name="P22">-0.0214983615463</text:p>
          </table:table-cell>
        </table:table-row>
        <table:table-row>
          <table:table-cell table:style-name="Table1.A2" office:value-type="string">
            <text:p text:style-name="P22">45</text:p>
          </table:table-cell>
          <table:table-cell table:style-name="Table1.B2" office:value-type="string">
            <text:p text:style-name="P22">-0.007000155601801498</text:p>
          </table:table-cell>
        </table:table-row>
        <table:table-row>
          <table:table-cell table:style-name="Table1.A2" office:value-type="string">
            <text:p text:style-name="P22">50</text:p>
          </table:table-cell>
          <table:table-cell table:style-name="Table1.B2" office:value-type="string">
            <text:p text:style-name="P22">-0.005191254229795831</text:p>
          </table:table-cell>
        </table:table-row>
        <table:table-row>
          <table:table-cell table:style-name="Table1.A2" office:value-type="string">
            <text:p text:style-name="P22">55</text:p>
          </table:table-cell>
          <table:table-cell table:style-name="Table1.B2" office:value-type="string">
            <text:p text:style-name="P22">-0.003953402703510129</text:p>
          </table:table-cell>
        </table:table-row>
        <table:table-row>
          <table:table-cell table:style-name="Table1.A2" office:value-type="string">
            <text:p text:style-name="P22">60</text:p>
          </table:table-cell>
          <table:table-cell table:style-name="Table1.B2" office:value-type="string">
            <text:p text:style-name="P22">-0.003078610431130078</text:p>
          </table:table-cell>
        </table:table-row>
        <table:table-row>
          <table:table-cell table:style-name="Table1.A2" office:value-type="string">
            <text:p text:style-name="P22">65</text:p>
          </table:table-cell>
          <table:table-cell table:style-name="Table1.B2" office:value-type="string">
            <text:p text:style-name="P22">-0.002443313388452188</text:p>
          </table:table-cell>
        </table:table-row>
        <table:table-row>
          <table:table-cell table:style-name="Table1.A2" office:value-type="string">
            <text:p text:style-name="P22">70</text:p>
          </table:table-cell>
          <table:table-cell table:style-name="Table1.B2" office:value-type="string">
            <text:p text:style-name="P22">-0.001971045813588266</text:p>
          </table:table-cell>
        </table:table-row>
        <table:table-row>
          <table:table-cell table:style-name="Table1.A2" office:value-type="string">
            <text:p text:style-name="P22">75</text:p>
          </table:table-cell>
          <table:table-cell table:style-name="Table1.B2" office:value-type="string">
            <text:p text:style-name="P22">-0.093124033750594</text:p>
          </table:table-cell>
        </table:table-row>
        <table:table-row>
          <table:table-cell table:style-name="Table1.A2" office:value-type="string">
            <text:p text:style-name="P22">80</text:p>
          </table:table-cell>
          <table:table-cell table:style-name="Table1.B2" office:value-type="string">
            <text:p text:style-name="P22">-0.0009468577508341345</text:p>
          </table:table-cell>
        </table:table-row>
        <text:soft-page-break/>
        <table:table-row>
          <table:table-cell table:style-name="Table1.A2" office:value-type="string">
            <text:p text:style-name="P22">85</text:p>
          </table:table-cell>
          <table:table-cell table:style-name="Table1.B2" office:value-type="string">
            <text:p text:style-name="P22">-0.0008080382197562325</text:p>
          </table:table-cell>
        </table:table-row>
        <table:table-row>
          <table:table-cell table:style-name="Table1.A2" office:value-type="string">
            <text:p text:style-name="P22">90</text:p>
          </table:table-cell>
          <table:table-cell table:style-name="Table1.B2" office:value-type="string">
            <text:p text:style-name="P22">No clue where it is</text:p>
          </table:table-cell>
        </table:table-row>
        <table:table-row>
          <table:table-cell table:style-name="Table1.A2" office:value-type="string">
            <text:p text:style-name="P22">95</text:p>
          </table:table-cell>
          <table:table-cell table:style-name="Table1.B2" office:value-type="string">
            <text:p text:style-name="P22">No clue where it is </text:p>
          </table:table-cell>
        </table:table-row>
        <table:table-row>
          <table:table-cell table:style-name="Table1.A2" office:value-type="string">
            <text:p text:style-name="P22">100</text:p>
          </table:table-cell>
          <table:table-cell table:style-name="Table1.B2" office:value-type="string">
            <text:p text:style-name="P22">No clue where it is </text:p>
          </table:table-cell>
        </table:table-row>
      </table:table>
      <text:p text:style-name="P16"/>
      <text:p text:style-name="P16">Even though I have the wrong convergence rates , as the number of nodes increase the countours converge to a circular shape.Attached is the movie proving this.</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01:16:36.785738099</meta:creation-date>
    <dc:date>2014-12-10T12:05:20.812633674</dc:date>
    <meta:editing-duration>PT3H25M39S</meta:editing-duration>
    <meta:editing-cycles>27</meta:editing-cycles>
    <meta:generator>LibreOffice/4.3.4.1$Linux_X86_64 LibreOffice_project/430m0$Build-1</meta:generator>
    <meta:document-statistic meta:table-count="1" meta:image-count="0" meta:object-count="17" meta:page-count="5" meta:paragraph-count="72" meta:word-count="1596" meta:character-count="10049" meta:non-whitespace-character-count="8478"/>
  </office:meta>
</office:document-meta>
</file>

<file path=Object 1/content.xml><?xml version="1.0" encoding="utf-8"?>
<math xmlns="http://www.w3.org/1998/Math/MathML" display="block">
  <semantics>
    <mrow>
      <mrow>
        <mrow>
          <mrow>
            <mo stretchy="false">−</mo>
            <msub>
              <mi>u</mi>
              <mi mathvariant="italic">xx</mi>
            </msub>
          </mrow>
          <mo stretchy="false">−</mo>
          <msub>
            <mi>u</mi>
            <mi mathvariant="italic">yy</mi>
          </msub>
        </mrow>
        <mo stretchy="false">=</mo>
        <mi>f</mi>
      </mrow>
      <mrow>
        <mo fence="true" stretchy="false">(</mo>
        <mrow>
          <mrow>
            <mi>x</mi>
            <mi>,</mi>
            <mi>y</mi>
          </mrow>
        </mrow>
        <mo fence="true" stretchy="false">)</mo>
      </mrow>
    </mrow>
    <annotation encoding="StarMath 5.0">-u sub {xx} -u sub {yy}=f(x,y)</annotation>
  </semantics>
</math>
</file>

<file path=Object 10/content.xml><?xml version="1.0" encoding="utf-8"?>
<math xmlns="http://www.w3.org/1998/Math/MathML" display="block">
  <semantics>
    <msub>
      <mi mathvariant="normal">Φ</mi>
      <mi>x</mi>
    </msub>
    <annotation encoding="StarMath 5.0"> %PHI sub x</annotation>
  </semantics>
</math>
</file>

<file path=Object 11/content.xml><?xml version="1.0" encoding="utf-8"?>
<math xmlns="http://www.w3.org/1998/Math/MathML" display="block">
  <semantics>
    <msub>
      <mi mathvariant="normal">Φ</mi>
      <mi>y</mi>
    </msub>
    <annotation encoding="StarMath 5.0">%PHI sub y</annotation>
  </semantics>
</math>
</file>

<file path=Object 12/content.xml><?xml version="1.0" encoding="utf-8"?>
<math xmlns="http://www.w3.org/1998/Math/MathML" display="block">
  <semantics>
    <mrow>
      <msub>
        <mi mathvariant="normal">Φ</mi>
        <mi>x</mi>
      </msub>
      <mrow>
        <mrow>
          <mo fence="true" stretchy="false">(</mo>
          <mrow>
            <mi mathvariant="italic">node</mi>
          </mrow>
          <mo fence="true" stretchy="false">)</mo>
        </mrow>
        <mo stretchy="false">=</mo>
        <msup>
          <mi mathvariant="normal">Φ</mi>
          <mi>'</mi>
        </msup>
      </mrow>
      <mrow>
        <mrow>
          <mo fence="true" stretchy="false">(</mo>
          <mrow>
            <mrow>
              <mi>x</mi>
              <mi mathvariant="italic">array</mi>
              <mi>,</mi>
              <mi mathvariant="italic">quad</mi>
              <mi mathvariant="italic">point</mi>
              <mi mathvariant="italic">for</mi>
              <mi>x</mi>
              <mi>,</mi>
              <mi mathvariant="italic">node</mi>
            </mrow>
          </mrow>
          <mo fence="true" stretchy="false">)</mo>
        </mrow>
        <mo stretchy="false">+</mo>
        <mi mathvariant="normal">Φ</mi>
      </mrow>
      <mrow>
        <mo fence="true" stretchy="false">(</mo>
        <mrow>
          <mrow>
            <mi>y</mi>
            <mi mathvariant="italic">array</mi>
            <mi>,</mi>
            <mi mathvariant="italic">quad</mi>
            <mi mathvariant="italic">point</mi>
            <mi mathvariant="italic">for</mi>
            <mi>y</mi>
            <mi>,</mi>
            <mi mathvariant="italic">node</mi>
          </mrow>
        </mrow>
        <mo fence="true" stretchy="false">)</mo>
      </mrow>
    </mrow>
    <annotation encoding="StarMath 5.0">%PHI sub x(node)=%PHI sup '(x array,quad point for x,node)+%PHI  ( y array,quad point for y,node )</annotation>
  </semantics>
</math>
</file>

<file path=Object 13/content.xml><?xml version="1.0" encoding="utf-8"?>
<math xmlns="http://www.w3.org/1998/Math/MathML" display="block">
  <semantics>
    <mrow>
      <msub>
        <mi mathvariant="normal">Φ</mi>
        <mi>y</mi>
      </msub>
      <mrow>
        <mrow>
          <mo fence="true" stretchy="false">(</mo>
          <mrow>
            <mi mathvariant="italic">node</mi>
          </mrow>
          <mo fence="true" stretchy="false">)</mo>
        </mrow>
        <mo stretchy="false">=</mo>
        <mi mathvariant="normal">Φ</mi>
      </mrow>
      <mrow>
        <mrow>
          <mo fence="true" stretchy="false">(</mo>
          <mrow>
            <mrow>
              <mi>x</mi>
              <mi mathvariant="italic">array</mi>
              <mi>,</mi>
              <mi mathvariant="italic">quad</mi>
              <mi mathvariant="italic">point</mi>
              <mi>,</mi>
              <mi mathvariant="italic">node</mi>
            </mrow>
          </mrow>
          <mo fence="true" stretchy="false">)</mo>
        </mrow>
        <mo stretchy="false">+</mo>
        <msup>
          <mi mathvariant="normal">Φ</mi>
          <mi>'</mi>
        </msup>
      </mrow>
      <mrow>
        <mo fence="true" stretchy="false">(</mo>
        <mrow>
          <mrow>
            <mi>y</mi>
            <mi mathvariant="italic">array</mi>
            <mi>,</mi>
            <mi mathvariant="italic">quad</mi>
            <mi mathvariant="italic">point</mi>
            <mi>,</mi>
            <mi mathvariant="italic">node</mi>
          </mrow>
        </mrow>
        <mo fence="true" stretchy="false">)</mo>
      </mrow>
    </mrow>
    <annotation encoding="StarMath 5.0">%PHI sub y ( node )=%PHI (x array,quad point,node)+%PHI sup '  ( y array,quad point,node )</annotation>
  </semantics>
</math>
</file>

<file path=Object 14/content.xml><?xml version="1.0" encoding="utf-8"?>
<math xmlns="http://www.w3.org/1998/Math/MathML" display="block">
  <semantics>
    <mrow>
      <mo stretchy="false">∇</mo>
      <mrow>
        <msub>
          <mi mathvariant="normal">Φ</mi>
          <mi mathvariant="italic">test</mi>
        </msub>
        <mo stretchy="false">⋅</mo>
        <mo stretchy="false">∇</mo>
      </mrow>
      <msub>
        <mi mathvariant="normal">Φ</mi>
        <mi mathvariant="italic">trial</mi>
      </msub>
    </mrow>
    <annotation encoding="StarMath 5.0">nabla %PHI sub test cdot nabla %PHI sub trial</annotation>
  </semantics>
</math>
</file>

<file path=Object 15/content.xml><?xml version="1.0" encoding="utf-8"?>
<math xmlns="http://www.w3.org/1998/Math/MathML" display="block">
  <semantics>
    <mrow>
      <mrow>
        <msub>
          <mi mathvariant="normal">Φ</mi>
          <mrow>
            <mi>x</mi>
            <mi mathvariant="italic">test</mi>
          </mrow>
        </msub>
        <mo stretchy="false">∗</mo>
        <msub>
          <mi mathvariant="normal">Φ</mi>
          <mrow>
            <mi>x</mi>
            <mi mathvariant="italic">trial</mi>
          </mrow>
        </msub>
      </mrow>
      <mo stretchy="false">+</mo>
      <mrow>
        <msub>
          <mi mathvariant="normal">Φ</mi>
          <mrow>
            <mi>y</mi>
            <mi mathvariant="italic">test</mi>
          </mrow>
        </msub>
        <mo stretchy="false">∗</mo>
        <msub>
          <mi mathvariant="normal">Φ</mi>
          <mrow>
            <mi>y</mi>
            <mi mathvariant="italic">trial</mi>
          </mrow>
        </msub>
      </mrow>
    </mrow>
    <annotation encoding="StarMath 5.0">%PHI sub {x test}*%PHI sub {x trial}+%PHI sub {y test}*%PHI sub {y trial}</annotation>
  </semantics>
</math>
</file>

<file path=Object 16/content.xml><?xml version="1.0" encoding="utf-8"?>
<math xmlns="http://www.w3.org/1998/Math/MathML" display="block">
  <semantics>
    <mrow>
      <mi mathvariant="normal">Φ</mi>
      <mrow>
        <mrow>
          <mo fence="true" stretchy="false">(</mo>
          <mrow>
            <mrow>
              <mi>x</mi>
              <mi mathvariant="italic">array</mi>
              <mi>,</mi>
              <mi mathvariant="italic">quad</mi>
              <mi mathvariant="italic">point</mi>
              <mi mathvariant="italic">for</mi>
              <mi>x</mi>
              <mi>,</mi>
              <mi mathvariant="italic">test</mi>
              <mi mathvariant="italic">node</mi>
            </mrow>
          </mrow>
          <mo fence="true" stretchy="false">)</mo>
        </mrow>
        <mo stretchy="false">∗</mo>
        <mi mathvariant="normal">Φ</mi>
      </mrow>
      <mrow>
        <mo fence="true" stretchy="false">(</mo>
        <mrow>
          <mrow>
            <mi>x</mi>
            <mi mathvariant="italic">array</mi>
            <mi>,</mi>
            <mi mathvariant="italic">quad</mi>
            <mi mathvariant="italic">point</mi>
            <mi mathvariant="italic">for</mi>
            <mi>x</mi>
            <mi>,</mi>
            <mi mathvariant="italic">trial</mi>
            <mi mathvariant="italic">node</mi>
          </mrow>
        </mrow>
        <mo fence="true" stretchy="false">)</mo>
      </mrow>
    </mrow>
    <annotation encoding="StarMath 5.0">%PHI(x array,quad point for x,test node)*%PHI(x array,quad point for x,trial node)</annotation>
  </semantics>
</math>
</file>

<file path=Object 17/content.xml><?xml version="1.0" encoding="utf-8"?>
<math xmlns="http://www.w3.org/1998/Math/MathML" display="block">
  <semantics>
    <mrow>
      <mi mathvariant="normal">Φ</mi>
      <mrow>
        <mrow>
          <mo fence="true" stretchy="false">(</mo>
          <mrow>
            <mrow>
              <mi>y</mi>
              <mi mathvariant="italic">array</mi>
              <mi>,</mi>
              <mi mathvariant="italic">quad</mi>
              <mi mathvariant="italic">point</mi>
              <mi>,</mi>
              <mi mathvariant="italic">test</mi>
              <mi mathvariant="italic">node</mi>
            </mrow>
          </mrow>
          <mo fence="true" stretchy="false">)</mo>
        </mrow>
        <mo stretchy="false">∗</mo>
        <mi mathvariant="normal">Φ</mi>
      </mrow>
      <mrow>
        <mo fence="true" stretchy="false">(</mo>
        <mrow>
          <mrow>
            <mi>y</mi>
            <mi mathvariant="italic">array</mi>
            <mi>,</mi>
            <mi mathvariant="italic">quad</mi>
            <mi mathvariant="italic">point</mi>
            <mi>,</mi>
            <mi mathvariant="italic">trial</mi>
            <mi mathvariant="italic">node</mi>
          </mrow>
        </mrow>
        <mo fence="true" stretchy="false">)</mo>
      </mrow>
    </mrow>
    <annotation encoding="StarMath 5.0">%PHI(y array,quad point,test node)*%PHI(y array,quad point,trial node)</annotation>
  </semantics>
</math>
</file>

<file path=Object 2/content.xml><?xml version="1.0" encoding="utf-8"?>
<math xmlns="http://www.w3.org/1998/Math/MathML" display="block">
  <semantics>
    <msub>
      <mi mathvariant="normal">Φ</mi>
      <mi>y</mi>
    </msub>
    <annotation encoding="StarMath 5.0">%PHI sub y</annotation>
  </semantics>
</math>
</file>

<file path=Object 3/content.xml><?xml version="1.0" encoding="utf-8"?>
<math xmlns="http://www.w3.org/1998/Math/MathML" display="block">
  <semantics>
    <msub>
      <mi mathvariant="normal">Φ</mi>
      <mi>x</mi>
    </msub>
    <annotation encoding="StarMath 5.0"> %PHI sub x</annotation>
  </semantics>
</math>
</file>

<file path=Object 4/content.xml><?xml version="1.0" encoding="utf-8"?>
<math xmlns="http://www.w3.org/1998/Math/MathML" display="block">
  <semantics>
    <mrow>
      <mo stretchy="false">∇</mo>
      <mrow>
        <msub>
          <mi mathvariant="normal">Φ</mi>
          <mi mathvariant="italic">test</mi>
        </msub>
        <mo stretchy="false">⋅</mo>
        <mo stretchy="false">∇</mo>
      </mrow>
      <msub>
        <mi mathvariant="normal">Φ</mi>
        <mi mathvariant="italic">trial</mi>
      </msub>
    </mrow>
    <annotation encoding="StarMath 5.0">nabla %PHI sub test cdot nabla %PHI sub trial</annotation>
  </semantics>
</math>
</file>

<file path=Object 5/content.xml><?xml version="1.0" encoding="utf-8"?>
<math xmlns="http://www.w3.org/1998/Math/MathML" display="block">
  <semantics>
    <mrow>
      <mrow>
        <msub>
          <mi mathvariant="normal">Φ</mi>
          <mrow>
            <mi>x</mi>
            <mi mathvariant="italic">test</mi>
          </mrow>
        </msub>
        <mo stretchy="false">∗</mo>
        <msub>
          <mi mathvariant="normal">Φ</mi>
          <mrow>
            <mi>x</mi>
            <mi mathvariant="italic">trial</mi>
          </mrow>
        </msub>
      </mrow>
      <mo stretchy="false">+</mo>
      <mrow>
        <msub>
          <mi mathvariant="normal">Φ</mi>
          <mrow>
            <mi>y</mi>
            <mi mathvariant="italic">test</mi>
          </mrow>
        </msub>
        <mo stretchy="false">∗</mo>
        <msub>
          <mi mathvariant="normal">Φ</mi>
          <mrow>
            <mi>y</mi>
            <mi mathvariant="italic">trial</mi>
          </mrow>
        </msub>
      </mrow>
    </mrow>
    <annotation encoding="StarMath 5.0">%PHI sub {x test}*%PHI sub {x trial}+%PHI sub {y test}*%PHI sub {y trial}</annotation>
  </semantics>
</math>
</file>

<file path=Object 6/content.xml><?xml version="1.0" encoding="utf-8"?>
<math xmlns="http://www.w3.org/1998/Math/MathML" display="block">
  <semantics>
    <mrow>
      <msub>
        <mi mathvariant="normal">Φ</mi>
        <mi>x</mi>
      </msub>
      <mrow>
        <mrow>
          <mo fence="true" stretchy="false">(</mo>
          <mrow>
            <mi mathvariant="italic">node</mi>
          </mrow>
          <mo fence="true" stretchy="false">)</mo>
        </mrow>
        <mo stretchy="false">=</mo>
        <msup>
          <mi mathvariant="normal">Φ</mi>
          <mi>'</mi>
        </msup>
      </mrow>
      <mrow>
        <mrow>
          <mo fence="true" stretchy="false">(</mo>
          <mrow>
            <mrow>
              <mi>x</mi>
              <mi mathvariant="italic">array</mi>
              <mi>,</mi>
              <mi mathvariant="italic">quad</mi>
              <mi mathvariant="italic">point</mi>
              <mi>,</mi>
              <mi mathvariant="italic">node</mi>
            </mrow>
          </mrow>
          <mo fence="true" stretchy="false">)</mo>
        </mrow>
        <mo stretchy="false">+</mo>
        <mi mathvariant="normal">Φ</mi>
      </mrow>
      <mrow>
        <mo fence="true" stretchy="false">(</mo>
        <mrow>
          <mrow>
            <mi>y</mi>
            <mi mathvariant="italic">array</mi>
            <mi>,</mi>
            <mi mathvariant="italic">quad</mi>
            <mi mathvariant="italic">point</mi>
            <mi>,</mi>
            <mi mathvariant="italic">node</mi>
          </mrow>
        </mrow>
        <mo fence="true" stretchy="false">)</mo>
      </mrow>
    </mrow>
    <annotation encoding="StarMath 5.0">%PHI sub x(node)=%PHI sup '(x array,quad point,node)+%PHI  ( y array,quad point,node )</annotation>
  </semantics>
</math>
</file>

<file path=Object 7/content.xml><?xml version="1.0" encoding="utf-8"?>
<math xmlns="http://www.w3.org/1998/Math/MathML" display="block">
  <semantics>
    <mrow>
      <msub>
        <mi mathvariant="normal">Φ</mi>
        <mi>y</mi>
      </msub>
      <mrow>
        <mrow>
          <mo fence="true" stretchy="false">(</mo>
          <mrow>
            <mi mathvariant="italic">node</mi>
          </mrow>
          <mo fence="true" stretchy="false">)</mo>
        </mrow>
        <mo stretchy="false">=</mo>
        <mi mathvariant="normal">Φ</mi>
      </mrow>
      <mrow>
        <mrow>
          <mo fence="true" stretchy="false">(</mo>
          <mrow>
            <mrow>
              <mi>x</mi>
              <mi mathvariant="italic">array</mi>
              <mi>,</mi>
              <mi mathvariant="italic">quad</mi>
              <mi mathvariant="italic">point</mi>
              <mi>,</mi>
              <mi mathvariant="italic">node</mi>
            </mrow>
          </mrow>
          <mo fence="true" stretchy="false">)</mo>
        </mrow>
        <mo stretchy="false">+</mo>
        <msup>
          <mi mathvariant="normal">Φ</mi>
          <mi>'</mi>
        </msup>
      </mrow>
      <mrow>
        <mo fence="true" stretchy="false">(</mo>
        <mrow>
          <mrow>
            <mi>y</mi>
            <mi mathvariant="italic">array</mi>
            <mi>,</mi>
            <mi mathvariant="italic">quad</mi>
            <mi mathvariant="italic">point</mi>
            <mi>,</mi>
            <mi mathvariant="italic">node</mi>
          </mrow>
        </mrow>
        <mo fence="true" stretchy="false">)</mo>
      </mrow>
    </mrow>
    <annotation encoding="StarMath 5.0">%PHI sub y ( node )=%PHI (x array,quad point,node)+%PHI sup '  ( y array,quad point,node )</annotation>
  </semantics>
</math>
</file>

<file path=Object 8/content.xml><?xml version="1.0" encoding="utf-8"?>
<math xmlns="http://www.w3.org/1998/Math/MathML" display="block">
  <semantics>
    <mrow>
      <mi mathvariant="normal">Φ</mi>
      <mrow>
        <mrow>
          <mo fence="true" stretchy="false">(</mo>
          <mrow>
            <mrow>
              <mi>x</mi>
              <mi mathvariant="italic">array</mi>
              <mi>,</mi>
              <mi mathvariant="italic">quad</mi>
              <mi mathvariant="italic">point</mi>
              <mi>,</mi>
              <mi mathvariant="italic">test</mi>
              <mi mathvariant="italic">node</mi>
            </mrow>
          </mrow>
          <mo fence="true" stretchy="false">)</mo>
        </mrow>
        <mo stretchy="false">∗</mo>
        <mi mathvariant="normal">Φ</mi>
      </mrow>
      <mrow>
        <mo fence="true" stretchy="false">(</mo>
        <mrow>
          <mrow>
            <mi>x</mi>
            <mi mathvariant="italic">array</mi>
            <mi>,</mi>
            <mi mathvariant="italic">quad</mi>
            <mi mathvariant="italic">point</mi>
            <mi>,</mi>
            <mi mathvariant="italic">trial</mi>
            <mi mathvariant="italic">node</mi>
          </mrow>
        </mrow>
        <mo fence="true" stretchy="false">)</mo>
      </mrow>
    </mrow>
    <annotation encoding="StarMath 5.0">%PHI(x array,quad point,test node)*%PHI(x array,quad point,trial node)</annotation>
  </semantics>
</math>
</file>

<file path=Object 9/content.xml><?xml version="1.0" encoding="utf-8"?>
<math xmlns="http://www.w3.org/1998/Math/MathML" display="block">
  <semantics>
    <mrow>
      <mi mathvariant="normal">Φ</mi>
      <mrow>
        <mrow>
          <mo fence="true" stretchy="false">(</mo>
          <mrow>
            <mrow>
              <mi>y</mi>
              <mi mathvariant="italic">array</mi>
              <mi>,</mi>
              <mi mathvariant="italic">quad</mi>
              <mi mathvariant="italic">point</mi>
              <mi>,</mi>
              <mi mathvariant="italic">test</mi>
              <mi mathvariant="italic">node</mi>
            </mrow>
          </mrow>
          <mo fence="true" stretchy="false">)</mo>
        </mrow>
        <mo stretchy="false">∗</mo>
        <mi mathvariant="normal">Φ</mi>
      </mrow>
      <mrow>
        <mo fence="true" stretchy="false">(</mo>
        <mrow>
          <mrow>
            <mi>y</mi>
            <mi mathvariant="italic">array</mi>
            <mi>,</mi>
            <mi mathvariant="italic">quad</mi>
            <mi mathvariant="italic">point</mi>
            <mi>,</mi>
            <mi mathvariant="italic">trial</mi>
            <mi mathvariant="italic">node</mi>
          </mrow>
        </mrow>
        <mo fence="true" stretchy="false">)</mo>
      </mrow>
    </mrow>
    <annotation encoding="StarMath 5.0">%PHI(y array,quad point,test node)*%PHI(y array,quad point,trial node)</annotation>
  </semantics>
</math>
</file>